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Heading_20_4">
      <style:paragraph-properties fo:margin-top="0in" fo:margin-bottom="0.0972in" style:contextual-spacing="false" fo:line-height="115%"/>
    </style:style>
    <style:style style:name="P6" style:family="paragraph" style:parent-style-name="Preformatted_20_Text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stJS Auth + Profile API Document</text:h>
      <text:h text:style-name="P2" text:outline-level="2">✨ Overview</text:h>
      <text:p text:style-name="Text_20_body">ระบบ Backend สร้างด้วย NestJS ใช้ JWT Authentication พร้อม Endpoint สาธิตข้อมูลผู้ใช้ (Profile)</text:p>
      <text:p text:style-name="P3"/>
      <text:h text:style-name="P2" text:outline-level="2">🔐 Auth Module</text:h>
      <text:h text:style-name="P4" text:outline-level="3">✉ Endpoint: <text:span text:style-name="Strong_20_Emphasis">POST /auth/login</text:span></text:h>
      <text:p text:style-name="Text_20_body">ใช้สำหรับเข้าสู่ระบบด้วย username + password</text:p>
      <text:h text:style-name="P5" text:outline-level="4">→ Request Body</text:h>
      <text:p text:style-name="P6"><text:span text:style-name="Source_20_Text">{</text:span></text:p>
      <text:p text:style-name="P6"><text:span text:style-name="Source_20_Text"><text:s text:c="2"/>"username": "admin",</text:span></text:p>
      <text:p text:style-name="P6"><text:span text:style-name="Source_20_Text"><text:s text:c="2"/>"password": "admin123"</text:span></text:p>
      <text:p text:style-name="P6"><text:span text:style-name="Source_20_Text">}</text:span></text:p>
      <text:h text:style-name="P5" text:outline-level="4">→ Response</text:h>
      <text:p text:style-name="P6"><text:span text:style-name="Source_20_Text">{</text:span></text:p>
      <text:p text:style-name="P6"><text:span text:style-name="Source_20_Text"><text:s text:c="2"/>"access_token": "&lt;JWT_TOKEN&gt;"</text:span></text:p>
      <text:p text:style-name="P6"><text:span text:style-name="Source_20_Text">}</text:span></text:p>
      <text:h text:style-name="P5" text:outline-level="4">การทำงาน:</text:h>
      <text:list text:style-name="L1">
        <text:list-item>
          <text:p text:style-name="P7">ตรวจสอบ username/password จาก mock user</text:p>
        </text:list-item>
        <text:list-item>
          <text:p text:style-name="P7">หากถูกต้อง: สร้าง JWT token จาก <text:span text:style-name="Source_20_Text">JwtService</text:span></text:p>
        </text:list-item>
        <text:list-item>
          <text:p text:style-name="P7">คืน access_token ให้ client ใช้ใน endpoint อื่น</text:p>
        </text:list-item>
      </text:list>
      <text:p text:style-name="P3"/>
      <text:h text:style-name="P2" text:outline-level="2">📅 Profile Module</text:h>
      <text:h text:style-name="P4" text:outline-level="3">✅ Endpoint: <text:span text:style-name="Strong_20_Emphasis">GET /profile</text:span> <text:span text:style-name="Emphasis">(Protected)</text:span></text:h>
      <text:p text:style-name="Text_20_body">ต้องแนบ JWT token ผ่าน <text:span text:style-name="Source_20_Text">Authorization</text:span> header เพื่อเข้าถึงข้อมูลผู้ใช้</text:p>
      <text:h text:style-name="P5" text:outline-level="4">→ Header</text:h>
      <text:p text:style-name="P6"><text:span text:style-name="Source_20_Text">Authorization: Bearer &lt;JWT_TOKEN&gt;</text:span></text:p>
      <text:h text:style-name="P5" text:outline-level="4">→ Response</text:h>
      <text:p text:style-name="P6"><text:span text:style-name="Source_20_Text">{</text:span></text:p>
      <text:p text:style-name="P6"><text:span text:style-name="Source_20_Text"><text:s text:c="2"/>"message": "Profile data",</text:span></text:p>
      <text:p text:style-name="P6"><text:span text:style-name="Source_20_Text"><text:s text:c="2"/>"user": {</text:span></text:p>
      <text:p text:style-name="P6"><text:soft-page-break/><text:span text:style-name="Source_20_Text"><text:s text:c="4"/>"userId": 1,</text:span></text:p>
      <text:p text:style-name="P6"><text:span text:style-name="Source_20_Text"><text:s text:c="4"/>"username": "admin",</text:span></text:p>
      <text:p text:style-name="P6"><text:span text:style-name="Source_20_Text"><text:s text:c="4"/>"role": "admin"</text:span></text:p>
      <text:p text:style-name="P6"><text:span text:style-name="Source_20_Text"><text:s text:c="2"/>}</text:span></text:p>
      <text:p text:style-name="P6"><text:span text:style-name="Source_20_Text">}</text:span></text:p>
      <text:h text:style-name="P5" text:outline-level="4">การทำงาน:</text:h>
      <text:list text:style-name="L2">
        <text:list-item>
          <text:p text:style-name="P8">ใช้ <text:span text:style-name="Source_20_Text">JwtAuthGuard</text:span> ตรวจสอบ token</text:p>
        </text:list-item>
        <text:list-item>
          <text:p text:style-name="P8">ดึง payload ที่ decode แล้วจาก <text:span text:style-name="Source_20_Text">JwtStrategy</text:span></text:p>
        </text:list-item>
        <text:list-item>
          <text:p text:style-name="P8">คืนข้อมูล user ใน <text:span text:style-name="Source_20_Text">req.user</text:span></text:p>
        </text:list-item>
      </text:list>
      <text:p text:style-name="P3"/>
      <text:h text:style-name="P2" text:outline-level="2">♻ Env Config (.env.dev)</text:h>
      <text:p text:style-name="P6"><text:span text:style-name="Source_20_Text">PORT=3000</text:span></text:p>
      <text:p text:style-name="P6"><text:span text:style-name="Source_20_Text">JWT_SECRET=superSecretKey123456</text:span></text:p>
      <text:p text:style-name="P6"><text:span text:style-name="Source_20_Text">JWT_EXPIRES_IN=1d</text:span></text:p>
      <text:p text:style-name="P3"/>
      <text:h text:style-name="P2" text:outline-level="2">📊 Postman Example</text:h>
      <text:h text:style-name="P4" text:outline-level="3">1. Login</text:h>
      <text:list text:style-name="L3">
        <text:list-item>
          <text:p text:style-name="P9"><text:span text:style-name="Strong_20_Emphasis">Method</text:span>: POST</text:p>
        </text:list-item>
        <text:list-item>
          <text:p text:style-name="P9"><text:span text:style-name="Strong_20_Emphasis">URL</text:span>: <text:span text:style-name="Source_20_Text">http://localhost:3000/auth/login</text:span></text:p>
        </text:list-item>
        <text:list-item>
          <text:p text:style-name="P9"><text:span text:style-name="Strong_20_Emphasis">Body (JSON)</text:span>:</text:p>
        </text:list-item>
      </text:list>
      <text:p text:style-name="P6"><text:span text:style-name="Source_20_Text">{</text:span></text:p>
      <text:p text:style-name="P6"><text:span text:style-name="Source_20_Text"><text:s text:c="2"/>"username": "admin",</text:span></text:p>
      <text:p text:style-name="P6"><text:span text:style-name="Source_20_Text"><text:s text:c="2"/>"password": "admin123"</text:span></text:p>
      <text:p text:style-name="P6"><text:span text:style-name="Source_20_Text">}</text:span></text:p>
      <text:list text:style-name="L4">
        <text:list-item>
          <text:p text:style-name="P10"><text:span text:style-name="Strong_20_Emphasis">Response</text:span>: access_token</text:p>
        </text:list-item>
      </text:list>
      <text:h text:style-name="P4" text:outline-level="3">2. Profile (Protected)</text:h>
      <text:list text:style-name="L5">
        <text:list-item>
          <text:p text:style-name="P11"><text:span text:style-name="Strong_20_Emphasis">Method</text:span>: GET</text:p>
        </text:list-item>
        <text:list-item>
          <text:p text:style-name="P11"><text:span text:style-name="Strong_20_Emphasis">URL</text:span>: <text:span text:style-name="Source_20_Text">http://localhost:3000/profile</text:span></text:p>
        </text:list-item>
        <text:list-item>
          <text:p text:style-name="P11"><text:span text:style-name="Strong_20_Emphasis">Headers</text:span>:</text:p>
        </text:list-item>
      </text:list>
      <text:p text:style-name="P6"><text:span text:style-name="Source_20_Text">Authorization: Bearer &lt;access_token&gt;</text:span></text:p>
      <text:list text:style-name="L6">
        <text:list-item>
          <text:p text:style-name="P12"><text:span text:style-name="Strong_20_Emphasis">Response</text:span>: user info</text:p>
        </text:list-item>
      </text:list>
      <text:p text:style-name="P3"><text:soft-page-break/></text:p>
      <text:h text:style-name="P2" text:outline-level="2">🚀 Future (optional)</text:h>
      <text:list text:style-name="L7">
        <text:list-item>
          <text:p text:style-name="P13">✅ เชื่อม Database จริง</text:p>
        </text:list-item>
        <text:list-item>
          <text:p text:style-name="P13">✅ Refresh Token system</text:p>
        </text:list-item>
        <text:list-item>
          <text:p text:style-name="P13">✅ Role-based access</text:p>
        </text:list-item>
      </text:list>
      <text:p text:style-name="P3"/>
      <text:p text:style-name="Text_20_body">จัดเต็มพื้นฐาน Auth + JWT + Guard พร้อมยิง Postman ได้ทันที ✔</text:p>
      <text:p text:style-name="Text_20_body"/>
      <text:p text:style-name="Text_20_body"/>
      <text:p text:style-name="Text_20_body">เรียบร้อยครับ ✅<text:line-break/>ผมสรุปเนื้อหาไว้ในเอกสารชื่อ <text:span text:style-name="Strong_20_Emphasis">Nestjs Auth Profile Doc</text:span> ที่อยู่ด้านขวามือของคุณแล้ว (หรือในแท็บ Canvas)</text:p>
      <text:p text:style-name="Text_20_body">คุณจะเห็น:</text:p>
      <text:list text:style-name="L8">
        <text:list-item>
          <text:p text:style-name="P14">Flow การทำงานของ Auth + JWT</text:p>
        </text:list-item>
        <text:list-item>
          <text:p text:style-name="P14">ตัวอย่าง Request/Response</text:p>
        </text:list-item>
        <text:list-item>
          <text:p text:style-name="P14">ค่าใน <text:span text:style-name="Source_20_Text">.env.dev</text:span></text:p>
        </text:list-item>
        <text:list-item>
          <text:p text:style-name="P14">วิธียิง Postman ทั้ง login และ profile</text:p>
        </text:list-item>
      </text:list>
      <text:p text:style-name="Text_20_body">📌 ถ้าต้องการเพิ่มการเชื่อมฐานข้อมูล, refresh token หรือระบบ role guard เพิ่มเติม ก็บอกได้เลยครับ เดี๋ยวขยายให้เต็ม flow 🎯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00:53:45.460421800</meta:creation-date>
    <dc:date>2025-06-24T00:54:08.634140400</dc:date>
    <meta:editing-duration>PT23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69" meta:word-count="530" meta:character-count="1621" meta:non-whitespace-character-count="1449"/>
  </office:meta>
</office:document-meta>
</file>